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mando_5f_ls" style:display-name="comando_ls" style:family="table">
      <style:table-properties style:width="17cm" table:align="margins"/>
    </style:style>
    <style:style style:name="comando_5f_ls.A" style:display-name="comando_ls.A" style:family="table-column">
      <style:table-column-properties style:column-width="8.5cm" style:rel-column-width="32767*"/>
    </style:style>
    <style:style style:name="comando_5f_ls.B" style:display-name="comando_ls.B" style:family="table-column">
      <style:table-column-properties style:column-width="8.5cm" style:rel-column-width="32768*"/>
    </style:style>
    <style:style style:name="comando_5f_ls.A1" style:display-name="comando_l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ando_5f_ls.B1" style:display-name="comando_l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ando_5f_ls.A2" style:display-name="comando_l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ando_5f_ls.B2" style:display-name="comando_l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1e49be" officeooo:paragraph-rsid="001e49b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officeooo:paragraph-rsid="001e49be" style:font-size-asian="12pt" style:font-size-complex="12pt"/>
    </style:style>
    <style:style style:name="P5" style:family="paragraph" style:parent-style-name="Standard">
      <style:text-properties style:font-name="Arial" fo:font-size="12pt" officeooo:paragraph-rsid="001ed010" style:font-size-asian="12pt" style:font-size-complex="12pt"/>
    </style:style>
    <style:style style:name="P6" style:family="paragraph" style:parent-style-name="Standard">
      <style:text-properties style:font-name="Arial" fo:font-size="12pt" officeooo:paragraph-rsid="001f5c3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paragraph-rsid="0022914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paragraph-rsid="00276f89" style:font-size-asian="12pt" style:font-size-complex="12pt"/>
    </style:style>
    <style:style style:name="P9" style:family="paragraph" style:parent-style-name="Standard">
      <style:text-properties style:font-name="Arial" fo:font-size="12pt" officeooo:paragraph-rsid="00229144" style:font-size-asian="12pt" style:font-size-complex="12pt"/>
    </style:style>
    <style:style style:name="P10" style:family="paragraph" style:parent-style-name="Standard">
      <style:text-properties style:font-name="Arial" fo:font-size="12pt" officeooo:paragraph-rsid="002496a2" style:font-size-asian="12pt" style:font-size-complex="12pt"/>
    </style:style>
    <style:style style:name="P11" style:family="paragraph" style:parent-style-name="Standard">
      <style:text-properties style:font-name="Arial" fo:font-size="12pt" officeooo:paragraph-rsid="00268faf" style:font-size-asian="12pt" style:font-size-complex="12pt"/>
    </style:style>
    <style:style style:name="P12" style:family="paragraph" style:parent-style-name="Standard">
      <style:text-properties style:font-name="Arial" fo:font-size="12pt" officeooo:paragraph-rsid="00276f89" style:font-size-asian="12pt" style:font-size-complex="12pt"/>
    </style:style>
    <style:style style:name="P13" style:family="paragraph" style:parent-style-name="Standard">
      <style:text-properties style:font-name="Arial" fo:font-size="12pt" officeooo:paragraph-rsid="002f7e13" style:font-size-asian="12pt" style:font-size-complex="12pt"/>
    </style:style>
    <style:style style:name="P14" style:family="paragraph" style:parent-style-name="Standard">
      <style:text-properties style:font-name="Arial" fo:font-size="12pt" officeooo:paragraph-rsid="002fa1b4" style:font-size-asian="12pt" style:font-size-complex="12pt"/>
    </style:style>
    <style:style style:name="P15" style:family="paragraph" style:parent-style-name="Standard">
      <style:text-properties style:font-name="Arial" fo:font-size="12pt" officeooo:paragraph-rsid="002fb5d1" style:font-size-asian="12pt" style:font-size-complex="12pt"/>
    </style:style>
    <style:style style:name="P16" style:family="paragraph" style:parent-style-name="Standard">
      <style:text-properties style:font-name="Arial" fo:font-size="12pt" officeooo:paragraph-rsid="0031455d" style:font-size-asian="12pt" style:font-size-complex="12pt"/>
    </style:style>
    <style:style style:name="P17" style:family="paragraph" style:parent-style-name="Standard">
      <style:text-properties style:font-name="Arial" fo:font-size="12pt" officeooo:paragraph-rsid="00324f29" style:font-size-asian="12pt" style:font-size-complex="12pt"/>
    </style:style>
    <style:style style:name="P18" style:family="paragraph" style:parent-style-name="Standard">
      <style:text-properties style:font-name="Arial" fo:font-size="12pt" officeooo:paragraph-rsid="0034085b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e4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210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229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2496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276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295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145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24f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408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86be" officeooo:paragraph-rsid="00229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2291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Standard">
      <style:paragraph-properties fo:margin-top="0.101cm" fo:margin-bottom="0.101cm" loext:contextual-spacing="false"/>
      <style:text-properties style:font-name="Arial" fo:font-size="12pt" officeooo:paragraph-rsid="001e49be" style:font-size-asian="12pt" style:font-size-complex="12pt"/>
    </style:style>
    <style:style style:name="P33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top="0.302cm" fo:margin-bottom="0.302cm" loext:contextual-spacing="false"/>
      <style:text-properties style:font-name="Arial" fo:font-size="12pt" officeooo:paragraph-rsid="0034085b" style:font-size-asian="12pt" style:font-size-complex="12pt"/>
    </style:style>
    <style:style style:name="P35" style:family="paragraph" style:parent-style-name="Standard">
      <style:text-properties style:font-name="Arial" fo:font-size="12pt" style:font-size-asian="12pt" style:font-size-complex="12pt"/>
    </style:style>
    <style:style style:name="P36" style:family="paragraph" style:parent-style-name="Standard">
      <style:text-properties style:font-name="Arial" fo:font-size="12pt" officeooo:rsid="00350b69" officeooo:paragraph-rsid="00350b69" style:font-size-asian="12pt" style:font-size-complex="12pt"/>
    </style:style>
    <style:style style:name="T1" style:family="text">
      <style:text-properties officeooo:rsid="001e49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49be" style:font-weight-asian="bold" style:font-weight-complex="bold"/>
    </style:style>
    <style:style style:name="T4" style:family="text">
      <style:text-properties officeooo:rsid="001e4e23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496a2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68faf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76f89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986be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officeooo:rsid="001ed010"/>
    </style:style>
    <style:style style:name="T11" style:family="text">
      <style:text-properties officeooo:rsid="001f5c3d"/>
    </style:style>
    <style:style style:name="T12" style:family="text">
      <style:text-properties officeooo:rsid="001fda87"/>
    </style:style>
    <style:style style:name="T13" style:family="text">
      <style:text-properties officeooo:rsid="0021016b"/>
    </style:style>
    <style:style style:name="T14" style:family="text">
      <style:text-properties officeooo:rsid="00229144"/>
    </style:style>
    <style:style style:name="T15" style:family="text">
      <style:text-properties officeooo:rsid="0023c6b5"/>
    </style:style>
    <style:style style:name="T16" style:family="text">
      <style:text-properties officeooo:rsid="002496a2"/>
    </style:style>
    <style:style style:name="T17" style:family="text">
      <style:text-properties officeooo:rsid="00268faf"/>
    </style:style>
    <style:style style:name="T18" style:family="text">
      <style:text-properties officeooo:rsid="0026bd82"/>
    </style:style>
    <style:style style:name="T19" style:family="text">
      <style:text-properties officeooo:rsid="00276f89"/>
    </style:style>
    <style:style style:name="T20" style:family="text">
      <style:text-properties officeooo:rsid="0028dad6"/>
    </style:style>
    <style:style style:name="T21" style:family="text">
      <style:text-properties officeooo:rsid="00295899"/>
    </style:style>
    <style:style style:name="T22" style:family="text">
      <style:text-properties officeooo:rsid="002fa1b4"/>
    </style:style>
    <style:style style:name="T23" style:family="text">
      <style:text-properties officeooo:rsid="002fb5d1"/>
    </style:style>
    <style:style style:name="T24" style:family="text">
      <style:text-properties officeooo:rsid="0031455d"/>
    </style:style>
    <style:style style:name="T25" style:family="text">
      <style:text-properties officeooo:rsid="00324f29"/>
    </style:style>
    <style:style style:name="T26" style:family="text">
      <style:text-properties officeooo:rsid="003408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ÁGINA DE MANUAL DO COMANDO “LS”</text:p>
      <text:p text:style-name="P3"/>
      <text:p text:style-name="P4">Uso: <text:span text:style-name="T2">ls</text:span> [OPÇÃO]... [ARQUIVO]…</text:p>
      <text:p text:style-name="P32">Lista informações sobre os ARQUIVO<text:span text:style-name="T1">S</text:span> (no diretório <text:span text:style-name="T2">atual</text:span> por padrão).</text:p>
      <text:p text:style-name="P3">Lista as entradas em ordem alfabética se não for usada nenhuma opção -cftuvSUX</text:p>
      <text:p text:style-name="P3">nem --<text:span text:style-name="T2">sort</text:span>.</text:p>
      <text:p text:style-name="P3"/>
      <text:p text:style-name="P3">Argumentos <text:span text:style-name="T2">obrigatórios</text:span> para opções <text:span text:style-name="T2">longas</text:span> também o são para opções <text:span text:style-name="T2">curtas</text:span>.</text:p>
      <text:p text:style-name="P3"/>
      <table:table table:name="comando_ls" table:style-name="comando_5f_ls">
        <table:table-column table:style-name="comando_5f_ls.A"/>
        <table:table-column table:style-name="comando_5f_ls.B"/>
        <table:table-row>
          <table:table-cell table:style-name="comando_5f_ls.A1" office:value-type="string">
            <text:p text:style-name="P33">-a, --all</text:p>
          </table:table-cell>
          <table:table-cell table:style-name="comando_5f_ls.B1" office:value-type="string">
            <text:p text:style-name="P33"><text:span text:style-name="T3">N</text:span><text:span text:style-name="T2">ão</text:span> ignora entradas começando com <text:span text:style-name="T1">(.) ponto</text:span></text:p>
          </table:table-cell>
        </table:table-row>
        <table:table-row>
          <table:table-cell table:style-name="comando_5f_ls.A2" office:value-type="string">
            <text:p text:style-name="P19"><text:s/>-A, --almost-all <text:s/></text:p>
          </table:table-cell>
          <table:table-cell table:style-name="comando_5f_ls.B2" office:value-type="string">
            <text:p text:style-name="P19"><text:span text:style-name="T3">N</text:span><text:span text:style-name="T2">ão</text:span> lista as entradas implícitas <text:span text:style-name="T2">. e ..</text:span></text:p>
          </table:table-cell>
        </table:table-row>
        <table:table-row>
          <table:table-cell table:style-name="comando_5f_ls.A2" office:value-type="string">
            <text:p text:style-name="P19">--author <text:s text:c="14"/></text:p>
          </table:table-cell>
          <table:table-cell table:style-name="comando_5f_ls.B2" office:value-type="string">
            <text:p text:style-name="P19"><text:span text:style-name="T4">C</text:span>om -l, emite o autor de cada arquivo</text:p>
          </table:table-cell>
        </table:table-row>
        <table:table-row>
          <table:table-cell table:style-name="comando_5f_ls.A2" office:value-type="string">
            <text:p text:style-name="P19"><text:s/><text:span text:style-name="T2">-b, --escape</text:span></text:p>
          </table:table-cell>
          <table:table-cell table:style-name="comando_5f_ls.B2" office:value-type="string">
            <text:p text:style-name="P19"><text:span text:style-name="T4">E</text:span>mite <text:span text:style-name="T2">escapes</text:span> no estilo <text:span text:style-name="T2">C</text:span> para caracteres não-gráficos</text:p>
          </table:table-cell>
        </table:table-row>
        <table:table-row>
          <table:table-cell table:style-name="comando_5f_ls.A2" office:value-type="string">
            <text:p text:style-name="P20">-block-size=TAM </text:p>
          </table:table-cell>
          <table:table-cell table:style-name="comando_5f_ls.B2" office:value-type="string">
            <text:p text:style-name="P19"><text:span text:style-name="T4">C</text:span>om -l, escala os tamanhos por TAM ao exibi-los;</text:p>
            <text:p text:style-name="P3"><text:span text:style-name="T4">E</text:span>x., '--block-size=M'; veja o formato de TAM</text:p>
            <text:p text:style-name="P19">abaixo</text:p>
          </table:table-cell>
        </table:table-row>
        <table:table-row>
          <table:table-cell table:style-name="comando_5f_ls.A2" office:value-type="string">
            <text:p text:style-name="P33">-B, --ignore-backups <text:s text:c="6"/></text:p>
          </table:table-cell>
          <table:table-cell table:style-name="comando_5f_ls.B2" office:value-type="string">
            <text:p text:style-name="P33"><text:span text:style-name="T10">N</text:span>ão lista as entradas implícitas terminadas com <text:span text:style-name="T2">~</text:span></text:p>
          </table:table-cell>
        </table:table-row>
        <table:table-row>
          <table:table-cell table:style-name="comando_5f_ls.A2" office:value-type="string">
            <text:p text:style-name="P5"/>
            <text:p text:style-name="P5"/>
            <text:p text:style-name="P5"/>
            <text:p text:style-name="P5">-c <text:s text:c="24"/></text:p>
          </table:table-cell>
          <table:table-cell table:style-name="comando_5f_ls.B2" office:value-type="string">
            <text:p text:style-name="P5"><text:span text:style-name="T10">C</text:span>om <text:span text:style-name="T2">-lt</text:span>: ordena por, e mostra, <text:span text:style-name="T2">ctime </text:span>(hora da</text:p>
            <text:p text:style-name="P5">última modificação da informação de estado do</text:p>
            <text:p text:style-name="P5">arquivo);</text:p>
            <text:p text:style-name="P5"/>
            <text:p text:style-name="P6"><text:span text:style-name="T11">C</text:span>om <text:span text:style-name="T2">-l</text:span>: mostra o <text:span text:style-name="T2">ctime </text:span>e ordena por nome</text:p>
            <text:p text:style-name="P6">demais casos: ordena por ctime, mais novos <text:span text:style-name="T5">primeiro</text:span></text:p>
          </table:table-cell>
        </table:table-row>
        <table:table-row>
          <table:table-cell table:style-name="comando_5f_ls.A2" office:value-type="string">
            <text:p text:style-name="P19">-C <text:s text:c="24"/></text:p>
          </table:table-cell>
          <table:table-cell table:style-name="comando_5f_ls.B2" office:value-type="string">
            <text:p text:style-name="P19"><text:span text:style-name="T12">L</text:span>ista as entradas em colunas</text:p>
          </table:table-cell>
        </table:table-row>
        <table:table-row>
          <table:table-cell table:style-name="comando_5f_ls.A2" office:value-type="string">
            <text:p text:style-name="P19"/>
            <text:p text:style-name="P19">--color[=QUANDO] <text:s text:c="6"/></text:p>
          </table:table-cell>
          <table:table-cell table:style-name="comando_5f_ls.B2" office:value-type="string">
            <text:p text:style-name="P19"><text:span text:style-name="T12">C</text:span>ontrola e usa cores para distinguir os tipos de</text:p>
            <text:p text:style-name="P3">arquivo. QUANDO pode ser "never" (nunca),</text:p>
            <text:p text:style-name="P19">"always" (sempre) ou "auto" (automaticamente)</text:p>
          </table:table-cell>
        </table:table-row>
        <table:table-row>
          <table:table-cell table:style-name="comando_5f_ls.A2" office:value-type="string">
            <text:p text:style-name="P19">-d, --directory <text:s text:c="10"/></text:p>
          </table:table-cell>
          <table:table-cell table:style-name="comando_5f_ls.B2" office:value-type="string">
            <text:p text:style-name="P19"><text:s/><text:span text:style-name="T12">L</text:span>ista os diretório em si, e não seu conteúdo</text:p>
          </table:table-cell>
        </table:table-row>
        <table:table-row>
          <table:table-cell table:style-name="comando_5f_ls.A2" office:value-type="string">
            <text:p text:style-name="P19"/>
            <text:p text:style-name="P19">-D, --dired <text:s/></text:p>
            <text:p text:style-name="P19"/>
          </table:table-cell>
          <table:table-cell table:style-name="comando_5f_ls.B2" office:value-type="string">
            <text:p text:style-name="P19"/>
            <text:p text:style-name="P19"><text:span text:style-name="T12">G</text:span>era a saída projetada para modo "dired" do <text:span text:style-name="T2">Emacs</text:span></text:p>
            <text:p text:style-name="P30"/>
          </table:table-cell>
        </table:table-row>
        <table:table-row>
          <table:table-cell table:style-name="comando_5f_ls.A2" office:value-type="string">
            <text:p text:style-name="P19">-f <text:s text:c="22"/></text:p>
          </table:table-cell>
          <table:table-cell table:style-name="comando_5f_ls.B2" office:value-type="string">
            <text:p text:style-name="P19"><text:span text:style-name="T12">N</text:span>ão ordena, habilita -aU, desabilita -ls --color</text:p>
          </table:table-cell>
        </table:table-row>
        <table:table-row>
          <table:table-cell table:style-name="comando_5f_ls.A2" office:value-type="string">
            <text:p text:style-name="P21">-F, --classify <text:s text:c="9"/></text:p>
          </table:table-cell>
          <table:table-cell table:style-name="comando_5f_ls.B2" office:value-type="string">
            <text:p text:style-name="P21"><text:span text:style-name="T13">A</text:span>nexa indicador (um dos */=&gt;@|) às <text:soft-page-break/>entradas</text:p>
          </table:table-cell>
        </table:table-row>
        <table:table-row>
          <table:table-cell table:style-name="comando_5f_ls.A2" office:value-type="string">
            <text:p text:style-name="P19">--file-type <text:s text:c="10"/></text:p>
          </table:table-cell>
          <table:table-cell table:style-name="comando_5f_ls.B2" office:value-type="string">
            <text:p text:style-name="P19"><text:span text:style-name="T13">S</text:span>imilar, exceto que não anexa "*"</text:p>
          </table:table-cell>
        </table:table-row>
        <table:table-row>
          <table:table-cell table:style-name="comando_5f_ls.A2" office:value-type="string">
            <text:p text:style-name="P19">--format=PALAVRA <text:s text:c="6"/></text:p>
          </table:table-cell>
          <table:table-cell table:style-name="comando_5f_ls.B2" office:value-type="string">
            <text:p text:style-name="P7"><text:span text:style-name="T5">"across" -x, "commas" -m, "horizontal" -x, </text:span>"long" -l, "single-column" -1, <text:span text:style-name="T5">"verbose" -l, "vertical" -C</text:span></text:p>
          </table:table-cell>
        </table:table-row>
        <table:table-row>
          <table:table-cell table:style-name="comando_5f_ls.A2" office:value-type="string">
            <text:p text:style-name="P22">--full-time <text:s text:c="11"/></text:p>
          </table:table-cell>
          <table:table-cell table:style-name="comando_5f_ls.B2" office:value-type="string">
            <text:p text:style-name="P22"><text:span text:style-name="T14">O</text:span> mesmo que -l --time-style=full-iso</text:p>
          </table:table-cell>
        </table:table-row>
        <table:table-row>
          <table:table-cell table:style-name="comando_5f_ls.A2" office:value-type="string">
            <text:p text:style-name="P9">-g <text:s text:c="23"/></text:p>
          </table:table-cell>
          <table:table-cell table:style-name="comando_5f_ls.B2" office:value-type="string">
            <text:p text:style-name="P7"><text:span text:style-name="T14">O</text:span> mesmo que -l, <text:span text:style-name="T2">mas não lista o dono</text:span> –group-directories-first lista os diretórios antes de listar os arquivos; pode ser ampliado com a opção --sort, mas o uso de --sort=none (-U) desabilita o agrupamento de <text:span text:style-name="T5">diretórios</text:span></text:p>
          </table:table-cell>
        </table:table-row>
        <table:table-row>
          <table:table-cell table:style-name="comando_5f_ls.A2" office:value-type="string">
            <text:p text:style-name="P19"><text:s/>-G, --no-group <text:s text:c="12"/></text:p>
          </table:table-cell>
          <table:table-cell table:style-name="comando_5f_ls.B2" office:value-type="string">
            <text:p text:style-name="P22"><text:span text:style-name="T14">E</text:span>m lista longa, não emite os nomes de grupo</text:p>
          </table:table-cell>
        </table:table-row>
        <table:table-row>
          <table:table-cell table:style-name="comando_5f_ls.A2" office:value-type="string">
            <text:p text:style-name="P19">-h, --human-readable <text:s text:c="4"/></text:p>
          </table:table-cell>
          <table:table-cell table:style-name="comando_5f_ls.B2" office:value-type="string">
            <text:p text:style-name="P22"><text:span text:style-name="T14">C</text:span>om -l, e/ou -s, emite tamanhos tipo 1K 234M 2G...</text:p>
          </table:table-cell>
        </table:table-row>
        <table:table-row>
          <table:table-cell table:style-name="comando_5f_ls.A2" office:value-type="string">
            <text:p text:style-name="P22"><text:s/>--si <text:s text:c="18"/></text:p>
          </table:table-cell>
          <table:table-cell table:style-name="comando_5f_ls.B2" office:value-type="string">
            <text:p text:style-name="P22"><text:span text:style-name="T14">S</text:span>imilar, mas usa potências de 1000, não de 1024</text:p>
          </table:table-cell>
        </table:table-row>
        <table:table-row>
          <table:table-cell table:style-name="comando_5f_ls.A2" office:value-type="string">
            <text:p text:style-name="P22">-H, --dereference-command-line</text:p>
            <text:p text:style-name="P3"><text:s text:c="28"/></text:p>
          </table:table-cell>
          <table:table-cell table:style-name="comando_5f_ls.B2" office:value-type="string">
            <text:p text:style-name="P22"><text:span text:style-name="T15">S</text:span>egue os links simbólicos listados na linha de comando.</text:p>
          </table:table-cell>
        </table:table-row>
        <table:table-row>
          <table:table-cell table:style-name="comando_5f_ls.A2" office:value-type="string">
            <text:p text:style-name="P10">--dereference-command-line-symlink-to-dir</text:p>
            <text:p text:style-name="P10"><text:s text:c="28"/></text:p>
          </table:table-cell>
          <table:table-cell table:style-name="comando_5f_ls.B2" office:value-type="string">
            <text:p text:style-name="P22"><text:span text:style-name="T16">S</text:span>egue todo link simbólico da linha de comando</text:p>
            <text:p text:style-name="P23">que apontar para um diretório.</text:p>
          </table:table-cell>
        </table:table-row>
        <table:table-row>
          <table:table-cell table:style-name="comando_5f_ls.A2" office:value-type="string">
            <text:p text:style-name="P10">--hide=PADRÃO <text:s text:c="9"/></text:p>
          </table:table-cell>
          <table:table-cell table:style-name="comando_5f_ls.B2" office:value-type="string">
            <text:p text:style-name="P7"><text:span text:style-name="T6">N</text:span><text:span text:style-name="T5">ão lista entradas implícitas que coincidam com o</text:span> PADRÃO em sintaxe shell (ignorado quando se usa <text:span text:style-name="T5">-a ou -A)</text:span></text:p>
          </table:table-cell>
        </table:table-row>
        <table:table-row>
          <table:table-cell table:style-name="comando_5f_ls.A2" office:value-type="string">
            <text:p text:style-name="P10">--hyperlink[=QUANDO] <text:s text:c="2"/></text:p>
          </table:table-cell>
          <table:table-cell table:style-name="comando_5f_ls.B2" office:value-type="string">
            <text:p text:style-name="P22"><text:span text:style-name="T16">N</text:span>omes de arquivos de hyperlink; QUANDO pode ser "always" (padrão), "auto" ou "never"</text:p>
          </table:table-cell>
        </table:table-row>
        <table:table-row>
          <table:table-cell table:style-name="comando_5f_ls.A2" office:value-type="string">
            <text:p text:style-name="P22">--indicator-style=PALAVRA</text:p>
            <text:p text:style-name="P3"><text:s text:c="29"/></text:p>
          </table:table-cell>
          <table:table-cell table:style-name="comando_5f_ls.B2" office:value-type="string">
            <text:p text:style-name="P22"><text:span text:style-name="T16">A</text:span>nexa o indicador de tipo no estilo PALAVRA</text:p>
            <text:p text:style-name="P3">para os nomes das entradas: "none" (nenhum, padrão), "slash" (-p), <text:span text:style-name="T5">"file-type" (--file-type), "classify" (-F)</text:span></text:p>
          </table:table-cell>
        </table:table-row>
        <table:table-row>
          <table:table-cell table:style-name="comando_5f_ls.A2" office:value-type="string">
            <text:p text:style-name="P31">-i, --inode <text:s text:c="14"/></text:p>
          </table:table-cell>
          <table:table-cell table:style-name="comando_5f_ls.B2" office:value-type="string">
            <text:p text:style-name="P22"><text:span text:style-name="T17">E</text:span>mite o número de índice de cada arquivo</text:p>
          </table:table-cell>
        </table:table-row>
        <table:table-row>
          <table:table-cell table:style-name="comando_5f_ls.A2" office:value-type="string">
            <text:p text:style-name="P22">-I, --ignore=PADRÃO <text:s text:c="7"/></text:p>
          </table:table-cell>
          <table:table-cell table:style-name="comando_5f_ls.B2" office:value-type="string">
            <text:p text:style-name="P22"><text:span text:style-name="T17">N</text:span>ão lista as entradas implícitas que coincidam</text:p>
            <text:p text:style-name="P22">com o PADRÃO (em sintaxe shell)</text:p>
          </table:table-cell>
        </table:table-row>
        <table:table-row>
          <table:table-cell table:style-name="comando_5f_ls.A2" office:value-type="string">
            <text:p text:style-name="P22">-k, --kibibytes <text:s text:c="11"/></text:p>
          </table:table-cell>
          <table:table-cell table:style-name="comando_5f_ls.B2" office:value-type="string">
            <text:p text:style-name="P7"><text:span text:style-name="T7">P</text:span><text:span text:style-name="T5">or padrão, blocos de 1024 bytes para uso </text:span>do disco; usado apenas com -s e por totais <text:span text:style-name="T5">de diretório</text:span></text:p>
          </table:table-cell>
        </table:table-row>
        <table:table-row>
          <table:table-cell table:style-name="comando_5f_ls.A2" office:value-type="string">
            <text:p text:style-name="P31">-l <text:s text:c="24"/></text:p>
          </table:table-cell>
          <table:table-cell table:style-name="comando_5f_ls.B2" office:value-type="string">
            <text:p text:style-name="P31"><text:span text:style-name="T17">U</text:span>sa o formato de lista longa</text:p>
          </table:table-cell>
        </table:table-row>
        <table:table-row>
          <table:table-cell table:style-name="comando_5f_ls.A2" office:value-type="string">
            <text:p text:style-name="P22">-L, --dereference <text:s text:c="9"/></text:p>
          </table:table-cell>
          <table:table-cell table:style-name="comando_5f_ls.B2" office:value-type="string">
            <text:p text:style-name="P7"><text:span text:style-name="T7">Q</text:span><text:span text:style-name="T5">uando mostrar informações de um link simbólico, </text:span>mostra as do arquivo a quem ela <text:soft-page-break/>referencia, e <text:span text:style-name="T5">não do arquivo tipo link em si</text:span></text:p>
          </table:table-cell>
        </table:table-row>
        <table:table-row>
          <table:table-cell table:style-name="comando_5f_ls.A2" office:value-type="string">
            <text:p text:style-name="P11">-m <text:s text:c="22"/></text:p>
          </table:table-cell>
          <table:table-cell table:style-name="comando_5f_ls.B2" office:value-type="string">
            <text:p text:style-name="P7"><text:span text:style-name="T17">P</text:span>reenche toda a largura com uma lista de entradas <text:span text:style-name="T5">separadas por vírgula</text:span></text:p>
          </table:table-cell>
        </table:table-row>
        <table:table-row>
          <table:table-cell table:style-name="comando_5f_ls.A2" office:value-type="string">
            <text:p text:style-name="P22">-n, --numeric-uid-gid <text:s text:c="5"/></text:p>
          </table:table-cell>
          <table:table-cell table:style-name="comando_5f_ls.B2" office:value-type="string">
            <text:p text:style-name="P22"><text:span text:style-name="T17">C</text:span>omo -l, mas lista <text:span text:style-name="T2">usuário e grupo em números ID</text:span></text:p>
          </table:table-cell>
        </table:table-row>
        <table:table-row>
          <table:table-cell table:style-name="comando_5f_ls.A2" office:value-type="string">
            <text:p text:style-name="P22">-N, --literal <text:s text:c="13"/></text:p>
          </table:table-cell>
          <table:table-cell table:style-name="comando_5f_ls.B2" office:value-type="string">
            <text:p text:style-name="P22"><text:span text:style-name="T18">E</text:span>mite nomes de entrada sem a<text:span text:style-name="T18">s</text:span>pas</text:p>
          </table:table-cell>
        </table:table-row>
        <table:table-row>
          <table:table-cell table:style-name="comando_5f_ls.A2" office:value-type="string">
            <text:p text:style-name="P22">-o <text:s text:c="24"/></text:p>
          </table:table-cell>
          <table:table-cell table:style-name="comando_5f_ls.B2" office:value-type="string">
            <text:p text:style-name="P22"><text:span text:style-name="T18">C</text:span>om o -l, mas não lista informações sobre o grupo</text:p>
          </table:table-cell>
        </table:table-row>
        <table:table-row>
          <table:table-cell table:style-name="comando_5f_ls.A2" office:value-type="string">
            <text:p text:style-name="P22">-p, --indicator-style=slash</text:p>
          </table:table-cell>
          <table:table-cell table:style-name="comando_5f_ls.B2" office:value-type="string">
            <text:p text:style-name="P7"><text:span text:style-name="T8">A</text:span><text:span text:style-name="T5">nexa o indicador / aos diretórios</text:span></text:p>
          </table:table-cell>
        </table:table-row>
        <table:table-row>
          <table:table-cell table:style-name="comando_5f_ls.A2" office:value-type="string">
            <text:p text:style-name="P22">-q, --hide-control-chars <text:s text:c="2"/></text:p>
          </table:table-cell>
          <table:table-cell table:style-name="comando_5f_ls.B2" office:value-type="string">
            <text:p text:style-name="P22"><text:span text:style-name="T19">E</text:span>mite ? em vez de caracteres não gráficos</text:p>
          </table:table-cell>
        </table:table-row>
        <table:table-row>
          <table:table-cell table:style-name="comando_5f_ls.A2" office:value-type="string">
            <text:p text:style-name="P22"/>
            <text:p text:style-name="P22">--show-control-chars <text:s text:c="2"/></text:p>
          </table:table-cell>
          <table:table-cell table:style-name="comando_5f_ls.B2" office:value-type="string">
            <text:p text:style-name="P22"><text:span text:style-name="T19">E</text:span>mite caracteres não gráficos como são (padrão</text:p>
            <text:p text:style-name="P3">a menos que o programa seja o <text:span text:style-name="T2">"ls"</text:span> e a saída</text:p>
            <text:p text:style-name="P22">seja um terminal)</text:p>
          </table:table-cell>
        </table:table-row>
        <table:table-row>
          <table:table-cell table:style-name="comando_5f_ls.A2" office:value-type="string">
            <text:p text:style-name="P12">-Q, --quote-name <text:s text:c="8"/></text:p>
          </table:table-cell>
          <table:table-cell table:style-name="comando_5f_ls.B2" office:value-type="string">
            <text:p text:style-name="P8"><text:span text:style-name="T19">C</text:span>oloca os nomes das entradas entre aspas</text:p>
          </table:table-cell>
        </table:table-row>
        <table:table-row>
          <table:table-cell table:style-name="comando_5f_ls.A2" office:value-type="string">
            <text:p text:style-name="P24"/>
            <text:p text:style-name="P24"/>
            <text:p text:style-name="P24"/>
            <text:p text:style-name="P24">--quoting-style=PALAVRA <text:s text:c="3"/></text:p>
            <text:p text:style-name="P24"/>
            <text:p text:style-name="P24"/>
            <text:p text:style-name="P24"/>
          </table:table-cell>
          <table:table-cell table:style-name="comando_5f_ls.B2" office:value-type="string">
            <text:p text:style-name="P7"/>
            <text:p text:style-name="P7"/>
            <text:p text:style-name="P7"><text:span text:style-name="T20">U</text:span>sa estilo de citação PALAVRA para os nomes das entradas: literal, locale, shell, shell-always,</text:p>
            <text:p text:style-name="P12">shell-escape, shell-escape-always, c, escape</text:p>
            <text:p text:style-name="P24">(sobrescreve a variável QUOTING_STYLE)</text:p>
          </table:table-cell>
        </table:table-row>
        <table:table-row>
          <table:table-cell table:style-name="comando_5f_ls.A2" office:value-type="string">
            <text:p text:style-name="P22">-r, --reverse <text:s text:c="13"/></text:p>
          </table:table-cell>
          <table:table-cell table:style-name="comando_5f_ls.B2" office:value-type="string">
            <text:p text:style-name="P22"><text:span text:style-name="T20">I</text:span>nverte a ordem na ordenação</text:p>
          </table:table-cell>
        </table:table-row>
        <table:table-row>
          <table:table-cell table:style-name="comando_5f_ls.A2" office:value-type="string">
            <text:p text:style-name="P22">-R, --recursive <text:s text:c="10"/></text:p>
          </table:table-cell>
          <table:table-cell table:style-name="comando_5f_ls.B2" office:value-type="string">
            <text:p text:style-name="P22"><text:span text:style-name="T21">L</text:span>ista os subdiretórios recursivamente</text:p>
          </table:table-cell>
        </table:table-row>
        <table:table-row>
          <table:table-cell table:style-name="comando_5f_ls.A2" office:value-type="string">
            <text:p text:style-name="P22">-s, --size <text:s text:c="16"/></text:p>
          </table:table-cell>
          <table:table-cell table:style-name="comando_5f_ls.B2" office:value-type="string">
            <text:p text:style-name="P22"><text:span text:style-name="T21">E</text:span>mite o tamanho de cada arquivo, em blocos</text:p>
          </table:table-cell>
        </table:table-row>
        <table:table-row>
          <table:table-cell table:style-name="comando_5f_ls.A2" office:value-type="string">
            <text:p text:style-name="P25">-S <text:s text:c="24"/></text:p>
          </table:table-cell>
          <table:table-cell table:style-name="comando_5f_ls.B2" office:value-type="string">
            <text:p text:style-name="P25"><text:span text:style-name="T21">O</text:span>rdena por tamanho de arquivo (maior primeiro)</text:p>
          </table:table-cell>
        </table:table-row>
        <table:table-row>
          <table:table-cell table:style-name="comando_5f_ls.A2" office:value-type="string">
            <text:p text:style-name="P22"/>
            <text:p text:style-name="P22"/>
            <text:p text:style-name="P22">--sort=PALAVRA <text:s text:c="8"/></text:p>
          </table:table-cell>
          <table:table-cell table:style-name="comando_5f_ls.B2" office:value-type="string">
            <text:p text:style-name="P29"/>
            <text:p text:style-name="P7"><text:span text:style-name="T9">O</text:span><text:span text:style-name="T5">rdena por PALAVRA em vez de pelo nome: none (-U), </text:span>size (-S), time (-t), version (-v), <text:span text:style-name="T5">extension (-X)</text:span></text:p>
            <text:p text:style-name="P22"/>
          </table:table-cell>
        </table:table-row>
        <table:table-row>
          <table:table-cell table:style-name="comando_5f_ls.A2" office:value-type="string">
            <text:p text:style-name="P3"/>
            <text:p text:style-name="P3"/>
            <text:p text:style-name="P3">--time=PALAVRA <text:s text:c="8"/></text:p>
            <text:p text:style-name="P3"/>
          </table:table-cell>
          <table:table-cell table:style-name="comando_5f_ls.B2" office:value-type="string">
            <text:p text:style-name="P7"><text:span text:style-name="T9">C</text:span><text:span text:style-name="T5">om -l, mostra a hora como PALAVRA em vez do </text:span>horário de modificação: atime ou access ou</text:p>
            <text:p text:style-name="P3">use (-u); ctime ou status (-c); também usa o horário especificado como chave de ordenação</text:p>
            <text:p text:style-name="P22">se --sort=time (mais novo primeiro)</text:p>
          </table:table-cell>
        </table:table-row>
        <table:table-row>
          <table:table-cell table:style-name="comando_5f_ls.A2" office:value-type="string">
            <text:p text:style-name="P3">--time-style=ESTILO_HORA </text:p>
            <text:p text:style-name="P3"/>
          </table:table-cell>
          <table:table-cell table:style-name="comando_5f_ls.B2" office:value-type="string">
            <text:p text:style-name="P29"><text:span text:style-name="T22">F</text:span>ormato de hora/data com -l; veja TIME_STYLE abaixo</text:p>
          </table:table-cell>
        </table:table-row>
        <text:soft-page-break/>
        <table:table-row>
          <table:table-cell table:style-name="comando_5f_ls.A2" office:value-type="string">
            <text:p text:style-name="P13"/>
            <text:p text:style-name="P14">-t</text:p>
            <text:p text:style-name="P14"><text:s text:c="21"/></text:p>
          </table:table-cell>
          <table:table-cell table:style-name="comando_5f_ls.B2" office:value-type="string">
            <text:p text:style-name="P29"><text:span text:style-name="T22">O</text:span>rdena pelo horário de modificação (mais novos primeiro)</text:p>
          </table:table-cell>
        </table:table-row>
        <table:table-row>
          <table:table-cell table:style-name="comando_5f_ls.A2" office:value-type="string">
            <text:p text:style-name="P3"/>
            <text:p text:style-name="P3">-T, --tabsize=COLS <text:s text:c="8"/></text:p>
          </table:table-cell>
          <table:table-cell table:style-name="comando_5f_ls.B2" office:value-type="string">
            <text:p text:style-name="P29"/>
            <text:p text:style-name="P29"><text:span text:style-name="T22">P</text:span>resume paradas de tabulação a cada COLS em vez</text:p>
            <text:p text:style-name="P29"><text:s text:c="31"/>de 8</text:p>
          </table:table-cell>
        </table:table-row>
        <table:table-row>
          <table:table-cell table:style-name="comando_5f_ls.A2" office:value-type="string">
            <text:p text:style-name="P3"/>
            <text:p text:style-name="P3"/>
            <text:p text:style-name="P3"/>
            <text:p text:style-name="P15">-u <text:s/></text:p>
            <text:p text:style-name="P15"/>
            <text:p text:style-name="P15"/>
            <text:p text:style-name="P15"><text:s text:c="23"/></text:p>
          </table:table-cell>
          <table:table-cell table:style-name="comando_5f_ls.B2" office:value-type="string">
            <text:p text:style-name="P29"/>
            <text:p text:style-name="P29"><text:span text:style-name="T23">C</text:span>om <text:span text:style-name="T2">-lt:</text:span> mostra e ordena por horário de acesso</text:p>
            <text:p text:style-name="P3"/>
            <text:p text:style-name="P3"><text:span text:style-name="T23">C</text:span>om <text:span text:style-name="T2">-l:</text:span> mostra o horário de acesso e ordena</text:p>
            <text:p text:style-name="P3">por nome; demais casos: ordena por horário <text:span text:style-name="T9">de acesso</text:span></text:p>
          </table:table-cell>
        </table:table-row>
        <table:table-row>
          <table:table-cell table:style-name="comando_5f_ls.A2" office:value-type="string">
            <text:p text:style-name="P3">-U <text:s text:c="24"/></text:p>
          </table:table-cell>
          <table:table-cell table:style-name="comando_5f_ls.B2" office:value-type="string">
            <text:p text:style-name="P22"><text:span text:style-name="T24">N</text:span>ão ordena; lista na ordem do diretório</text:p>
          </table:table-cell>
        </table:table-row>
        <table:table-row>
          <table:table-cell table:style-name="comando_5f_ls.A2" office:value-type="string">
            <text:p text:style-name="P1">-v <text:s text:c="24"/></text:p>
          </table:table-cell>
          <table:table-cell table:style-name="comando_5f_ls.B2" office:value-type="string">
            <text:p text:style-name="P31"><text:span text:style-name="T24">O</text:span>rdem natural de números (de versão) com texto</text:p>
          </table:table-cell>
        </table:table-row>
        <table:table-row>
          <table:table-cell table:style-name="comando_5f_ls.A2" office:value-type="string">
            <text:p text:style-name="P16">-w, --width=COLS <text:s/></text:p>
            <text:p text:style-name="P16"><text:s text:c="9"/></text:p>
          </table:table-cell>
          <table:table-cell table:style-name="comando_5f_ls.B2" office:value-type="string">
            <text:p text:style-name="P26"><text:span text:style-name="T24">D</text:span>efine largura saída com COLS. 0 significa sem limite</text:p>
          </table:table-cell>
        </table:table-row>
        <table:table-row>
          <table:table-cell table:style-name="comando_5f_ls.A2" office:value-type="string">
            <text:p text:style-name="P17">-x <text:s text:c="24"/></text:p>
          </table:table-cell>
          <table:table-cell table:style-name="comando_5f_ls.B2" office:value-type="string">
            <text:p text:style-name="P27"><text:span text:style-name="T25">L</text:span>ista as entradas por linha em vez de por coluna</text:p>
          </table:table-cell>
        </table:table-row>
        <table:table-row>
          <table:table-cell table:style-name="comando_5f_ls.A2" office:value-type="string">
            <text:p text:style-name="P17"><text:s/></text:p>
            <text:p text:style-name="P17">-X <text:s text:c="3"/></text:p>
            <text:p text:style-name="P17"><text:s text:c="19"/></text:p>
          </table:table-cell>
          <table:table-cell table:style-name="comando_5f_ls.B2" office:value-type="string">
            <text:p text:style-name="P22"><text:span text:style-name="T25">O</text:span>rdena por ordem alfabética das extensões das</text:p>
            <text:p text:style-name="P27">entradas</text:p>
          </table:table-cell>
        </table:table-row>
        <table:table-row>
          <table:table-cell table:style-name="comando_5f_ls.A2" office:value-type="string">
            <text:p text:style-name="P3"/>
            <text:p text:style-name="P18">-Z, --context </text:p>
            <text:p text:style-name="P18"><text:s text:c="12"/></text:p>
          </table:table-cell>
          <table:table-cell table:style-name="comando_5f_ls.B2" office:value-type="string">
            <text:p text:style-name="P27"><text:span text:style-name="T25">E</text:span>mite qualquer contexto de segurança de cada</text:p>
            <text:p text:style-name="P22">arquivo</text:p>
          </table:table-cell>
        </table:table-row>
        <table:table-row>
          <table:table-cell table:style-name="comando_5f_ls.A2" office:value-type="string">
            <text:p text:style-name="P3"/>
            <text:p text:style-name="P3"/>
            <text:p text:style-name="P3"/>
            <text:p text:style-name="P3">-1 <text:s text:c="24"/></text:p>
            <text:p text:style-name="P3"/>
            <text:p text:style-name="P3"/>
            <text:p text:style-name="P3"/>
          </table:table-cell>
          <table:table-cell table:style-name="comando_5f_ls.B2" office:value-type="string">
            <text:p text:style-name="P22"><text:span text:style-name="T26">L</text:span>ista um arquivo por linha. Com <text:span text:style-name="T2">-q ou -b</text:span>, evita \n</text:p>
            <text:p text:style-name="P3"/>
            <text:p text:style-name="P3">--help <text:s text:c="4"/>mostra esta ajuda e sai</text:p>
            <text:p text:style-name="P28"><text:s text:c="6"/></text:p>
            <text:p text:style-name="P28">--version <text:s/>informa a versão e sai</text:p>
          </table:table-cell>
        </table:table-row>
      </table:table>
      <text:p text:style-name="P3"/>
      <text:p text:style-name="P3"><text:s text:c="2"/></text:p>
      <text:p text:style-name="P3"><text:s/></text:p>
      <text:p text:style-name="P3"><text:s text:c="2"/></text:p>
      <text:p text:style-name="P3"><text:s text:c="2"/></text:p>
      <text:p text:style-name="P3"/>
      <text:p text:style-name="P3">O argumento TAM é uma unidade opcional e inteiro (exemplo: 10K é 10*1024).</text:p>
      <text:p text:style-name="P3">As unidades são K,M,G,T,P,E,Z,Y (vezes 1024) ou KB,MB,... (vezes 1000).</text:p>
      <text:p text:style-name="P3">Prefixos binários também podem ser usados: KiB=K, MiB=M e assim por diante.</text:p>
      <text:p text:style-name="P3"/>
      <text:p text:style-name="P3">O argumento ESTILO_HORA pode ser full-iso, long-iso, iso, locale ou</text:p>
      <text:p text:style-name="P3">+FORMAT. FORMAT é interpretado como no date(1). Se FORMAT for</text:p>
      <text:p text:style-name="P3">FORMAT1&lt;nova-linha&gt;FORMAT2, então FORMAT1 se aplica a arquivos não</text:p>
      <text:p text:style-name="P3"><text:soft-page-break/>recentes e FORMAT2 a arquivos recentes. ESTILO_HORA prefixado com</text:p>
      <text:p text:style-name="P3">"posix-" faz efeito somente fora do locale POSIX. Além disso, a</text:p>
      <text:p text:style-name="P3">variável de ambiente ESTILO_TEMPO define o estilo padrão para usar.</text:p>
      <text:p text:style-name="P3"/>
      <text:p text:style-name="P3">O uso de cor para distinguir tipos de arquivos é desabilitado por padrão e</text:p>
      <text:p text:style-name="P3">com --color=never. <text:s/>Com --color=auto, ls emite códigos de cor apenas quando</text:p>
      <text:p text:style-name="P3">a saída padrão está conectada a um terminal. <text:s/>A variável de ambiente LS_COLORS</text:p>
      <text:p text:style-name="P18">pode alterar as configurações. <text:s/>Use o comando dircolors configurá-la.</text:p>
      <text:p text:style-name="P34">Status de saída:</text:p>
      <text:p text:style-name="P34">0 se OK;</text:p>
      <text:p text:style-name="P3"><text:s/>1 se problemas menores (ex.: sem acesso ao subdiretório);</text:p>
      <text:p text:style-name="P3"><text:s/>2 se sérios problemas (ex.: sem acesso ao argumento de linha de comando).</text:p>
      <text:p text:style-name="P3"/>
      <text:p text:style-name="P3">Página de ajuda do GNU coreutils: &lt;https://www.gnu.org/software/coreutils/&gt;</text:p>
      <text:p text:style-name="P3">Relate erros de tradução para &lt;https://translationproject.org/team/pt_BR.html&gt;</text:p>
      <text:p text:style-name="P3">Documentação completa em &lt;https://www.gnu.org/software/coreutils/ls&gt;</text:p>
      <text:p text:style-name="P3">ou disponível localmente via: info "(coreutils) ls invocation"</text:p>
      <text:p text:style-name="P3"/>
      <text:p text:style-name="P36">pwd → present working directory → diretório de trabalho atual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6T19:30:54.001874872</meta:creation-date>
    <dc:date>2020-01-24T20:58:31.060642866</dc:date>
    <meta:editing-duration>PT1H41M13S</meta:editing-duration>
    <meta:editing-cycles>27</meta:editing-cycles>
    <meta:generator>LibreOffice/6.3.3.2.0$Linux_X86_64 LibreOffice_project/30$Build-2</meta:generator>
    <meta:document-statistic meta:table-count="1" meta:image-count="0" meta:object-count="0" meta:page-count="5" meta:paragraph-count="178" meta:word-count="1071" meta:character-count="7217" meta:non-whitespace-character-count="5540"/>
  </office:meta>
</office:document-meta>
</file>